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row>
        <mi/>
        <mo stretchy="false">=</mo>
        <mi/>
      </mrow>
      <msub>
        <mi>f</mi>
        <mn>0</mn>
      </msub>
      <mrow>
        <mi/>
        <mo stretchy="false">+</mo>
        <mi/>
      </mrow>
      <mrow>
        <munderover>
          <mo stretchy="false">∑</mo>
          <mrow>
            <mrow>
              <mi>n</mi>
              <mo stretchy="false">=</mo>
              <mn>1</mn>
            </mrow>
          </mrow>
          <mo stretchy="false">∞</mo>
        </munderover>
        <mfenced open="[" close="]">
          <mrow>
            <msub>
              <mi>a</mi>
              <mi>n</mi>
            </msub>
            <mi>cos</mi>
            <mfenced open="(" close=")">
              <mrow>
                <mfrac>
                  <mrow>
                    <mi>n</mi>
                    <mo stretchy="false">π</mo>
                  </mrow>
                  <mi>a</mi>
                </mfrac>
                <mi>x</mi>
              </mrow>
            </mfenced>
            <mrow>
              <mi/>
              <mo stretchy="false">+</mo>
              <mi/>
            </mrow>
            <msub>
              <mi>b</mi>
              <mi>n</mi>
            </msub>
            <mi>sin</mi>
            <mfenced open="(" close=")">
              <mrow>
                <mfrac>
                  <mrow>
                    <mi>n</mi>
                    <mo stretchy="false">π</mo>
                  </mrow>
                  <mi>a</mi>
                </mfrac>
                <mi>x</mi>
              </mrow>
            </mfenced>
          </mrow>
        </mfenced>
      </mrow>
    </mrow>
    <annotation encoding="StarMath 5.0">f(x) `=` f_0 `+` sum from {n=1} to infinity left [ a_n cos left ( {n %pi} over a x right ) `+` b_n sin left ( {n %pi} over a x right ) 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19:58:04.799000000</meta:creation-date>
    <meta:generator>LibreOffice/4.1.4.2$Windows_x86 LibreOffice_project/0a0440ccc0227ad9829de5f46be37cfb6edcf72</meta:generator>
  </office:meta>
</office:document-meta>
</file>